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row" style:name="TableRow1" style:display-name="TableRow1">
      <style:table-row-properties style:row-height="113.385826772pt"/>
    </style:style>
    <style:style style:family="paragraph" style:parent-style-name="Standard" style:name="ImagePara1" style:display-name="ImagePara1">
      <style:paragraph-properties fo:text-align="left" style:justify-single-word="false"/>
    </style:style>
    <style:style style:family="graphic" style:parent-style-name="Frame" style:name="FrameStyle1" style:display-name="FrameStyle1">
      <style:graphic-properties fo:padding="0in" dr3d:shadow="none" style:vertical-rel="baseline" style:vertical-pos="top" fo:border="0.06pt"/>
    </style:style>
    <style:style style:family="table-cell" style:name="TableCell1" style:display-name="TableCell1">
      <style:table-cell-properties style:shrink-to-fit="true"/>
    </style:style>
    <style:style style:family="paragraph" style:parent-style-name="Standard" style:name="ImagePara2" style:display-name="ImagePara2">
      <style:paragraph-properties fo:text-align="left" style:justify-single-word="false"/>
    </style:style>
    <style:style style:family="graphic" style:parent-style-name="Frame" style:name="FrameStyle2" style:display-name="FrameStyle2">
      <style:graphic-properties fo:padding="0in" dr3d:shadow="none" style:vertical-rel="baseline" style:vertical-pos="top" fo:border="0.06pt"/>
    </style:style>
    <style:style style:family="table-cell" style:name="TableCell2" style:display-name="TableCell2">
      <style:table-cell-properties style:shrink-to-fit="true"/>
    </style:style>
  </office:automatic-styles>
  <office:body>
    <office:text text:use-soft-page-breaks="true">
      <text:p><draw:frame svg:height="45.0pt" svg:width="45.0pt" draw:id="BarcodeFrame1" text:anchor-type="as-char"><draw:image xlink:actuate="onLoad" xlink:type="simple" xlink:show="embed"><office:binary-data></office:binary-data></draw:image></draw:frame></text:p>
      <text:p><draw:frame draw:id="ImageFrame1" text:anchor-type="as-char"><draw:image xlink:actuate="onLoad" xlink:type="simple" xlink:show="embed"><office:binary-data></office:binary-data></draw:image></draw:frame></text:p>
      <text:p><draw:frame svg:height="56.6929133858pt" svg:width="141.732283465pt" draw:id="ImageFrame2" text:anchor-type="as-char"><draw:image xlink:actuate="onLoad" xlink:type="simple" xlink:show="embed"><office:binary-data></office:binary-data></draw:image></draw:frame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ImagePara1"><draw:frame draw:style-name="FrameStyle1" svg:height="85.0393700787pt" draw:z-index="0" draw:name="Frame1" svg:width="283.464566929pt" text:anchor-type="as-char"><draw:text-box><text:p><draw:frame svg:height="85.0393700787pt" svg:width="283.464566929pt" draw:id="InternalFrame1" text:anchor-type="as-char"><draw:image xlink:actuate="onLoad" xlink:type="simple" xlink:show="embed"><office:binary-data></office:binary-data></draw:image></draw:frame></text:p></draw:text-box></draw:frame></text:p>
          </table:table-cell>
          <table:table-cell table:style-name="TableCell2" office:value-type="string">
            <text:p text:style-name="ImagePara2"><draw:frame draw:style-name="FrameStyle2" svg:height="45.0pt" draw:z-index="0" draw:name="Frame2" svg:width="45.0pt" text:anchor-type="as-char"><draw:text-box><text:p><draw:frame svg:height="45.0pt" svg:width="45.0pt" draw:id="InternalFrame2" text:anchor-type="as-char"><draw:image xlink:actuate="onLoad" xlink:type="simple" xlink:show="embed"><office:binary-data></office:binary-data></draw:image></draw:frame></text:p></draw:text-box></draw:frame></text:p>
          </table:table-cell>
        </table:table-row>
      </table:table>
      <text:p text:style-name="Normal"><text:span text:style-name="T1">Images on the story level:</text:span></text:p>
      <text:p><draw:frame draw:id="ImageFrame4" text:anchor-type="as-char"><draw:image xlink:actuate="onLoad" xlink:type="simple" xlink:show="embed"><office:binary-data></office:binary-data></draw:image></draw:frame></text:p>
      <text:p><draw:frame draw:id="ImageFrame5" text:anchor-type="as-char"><draw:image xlink:actuate="onLoad" xlink:type="simple" xlink:show="embed"><office:binary-data></office:binary-data></draw:image></draw:frame></text:p>
      <text:p><draw:frame draw:id="ImageFrame6" text:anchor-type="as-char"><draw:image xlink:actuate="onLoad" xlink:type="simple" xlink:show="embed"><office:binary-data></office:binary-data></draw:image></draw:frame></text:p>
      <text:p><draw:frame svg:height="45.0pt" svg:width="45.0pt" draw:id="BarcodeFrame3" text:anchor-type="as-char"><draw:image xlink:actuate="onLoad" xlink:type="simple" xlink:show="embed"><office:binary-data></office:binary-data></draw:image></draw:frame></text:p>
      <text:p><draw:frame svg:height="45.0pt" svg:width="45.0pt" draw:id="BarcodeFrame4" text:anchor-type="as-char"><draw:image xlink:actuate="onLoad" xlink:type="simple" xlink:show="embed"><office:binary-data></office:binary-data></draw:image></draw:frame></text:p>
      <text:p text:style-name="Normal"><text:span text:style-name="T2"> Images on the paragraph level: </text:span><draw:frame draw:id="ImageFrame7" text:anchor-type="as-char"><draw:image xlink:actuate="onLoad" xlink:type="simple" xlink:show="embed"><office:binary-data></office:binary-data></draw:image></draw:frame><draw:frame draw:id="ImageFrame8" text:anchor-type="as-char"><draw:image xlink:actuate="onLoad" xlink:type="simple" xlink:show="embed"><office:binary-data></office:binary-data></draw:image></draw:frame><draw:frame draw:id="ImageFrame9" text:anchor-type="as-char"><draw:image xlink:actuate="onLoad" xlink:type="simple" xlink:show="embed"><office:binary-data></office:binary-data></draw:image></draw:frame><draw:frame svg:height="45.0pt" svg:width="45.0pt" draw:id="BarcodeFrame5" text:anchor-type="as-char"><draw:image xlink:actuate="onLoad" xlink:type="simple" xlink:show="embed"><office:binary-data></office:binary-data></draw:image></draw:frame><draw:frame svg:height="45.0pt" svg:width="45.0pt" draw:id="BarcodeFrame6" text:anchor-type="as-char"><draw:image xlink:actuate="onLoad" xlink:type="simple" xlink:show="embed"><office:binary-data></office:binary-data></draw:image></draw:frame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